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tendido 👍.<text:line-break/>Tu borrador ya tiene la estructura clara, pero necesita más desarrollo narrativo, ritmo y un tono que despierte expectativa en el lector. La idea es que no parezca un manual técnico, sino la revelación de un secreto: cómo, a partir de elementos mínimos de la vida, surge una máquina inteligente capaz de resolver problemas por sí misma.</text:p>
      <text:p text:style-name="Text_20_body">Aquí te propongo una <text:span text:style-name="Strong_20_Emphasis">versión extendida (aprox. 800 palabras)</text:span> para la primera sección:</text:p>
      <text:p text:style-name="Horizontal_20_Line"/>
      <text:h text:style-name="Heading_20_1" text:outline-level="1">Sección 1 – Lo que haremos en este laboratorio</text:h>
      <text:p text:style-name="Text_20_body">La propuesta de este laboratorio es sencilla en apariencia, pero de enorme alcance en su significado. Con unos pocos elementos tomados de la propia vida vamos a construir una máquina inteligente, un computador lógico capaz de resolver problemas por sí mismo. Lo haremos paso a paso, de forma práctica, casi artesanal, como quien monta un mecanismo simple para mostrar que dentro de él habita un principio universal. El objetivo es que el lector pueda observar directamente lo que hasta ahora hemos descrito en teoría: que la vida funciona como un sistema de cálculo distribuido, formado por individuos, y que en conjunto se comporta como una inteligencia.</text:p>
      <text:h text:style-name="Heading_20_3" text:outline-level="3">Sub-sección 1 – Lo que haremos</text:h>
      <text:p text:style-name="Text_20_body">En este laboratorio vamos a dar forma a una máquina lógica muy particular. No estará construida con transistores ni circuitos, sino con los mismos principios que sostienen la vida: memoria, reproducción, ciclo de vida e individuos. Cada uno de estos elementos, aislado, parece simple y limitado. Pero cuando los unimos bajo una regla común, ocurre lo inesperado: el sistema cobra vida y comienza a pensar.</text:p>
      <text:p text:style-name="Text_20_body">El lector no necesita temer a las palabras técnicas; lo que mostraremos no es un entramado inaccesible, sino un modelo transparente, que cualquiera puede seguir con un poco de paciencia. Queremos que al final del recorrido quede clara una verdad sorprendente: la inteligencia puede surgir de estructuras muy sencillas, siempre que estén organizadas de la forma correcta.</text:p>
      <text:p text:style-name="Text_20_body">Por eso, el ejercicio no es meramente académico. Es una demostración de principios. Lo que vamos a levantar aquí es un espejo a pequeña escala de lo que la vida hace constantemente en el universo. Y al verlo funcionar, podremos intuir mejor cuál es nuestro lugar dentro de esa máquina mayor que nos incluye.</text:p>
      <text:h text:style-name="Heading_20_3" text:outline-level="3">Sub-sección 2 – Repaso de conceptos</text:h>
      <text:p text:style-name="Text_20_body">Para entrar en materia conviene recordar brevemente los elementos fundamentales que ya hemos explorado en capítulos anteriores.</text:p>
      <text:list xml:id="list2350951066" text:style-name="L1">
        <text:list-item>
          <text:p text:style-name="P1"><text:span text:style-name="Strong_20_Emphasis">La memoria.</text:span> Todo sistema de cálculo necesita un soporte donde conservar información. En la vida, ese soporte es el ADN, que funciona como una memoria de solo lectura. El ADN guarda las instrucciones y los datos, y además registra el estado del proceso en un momento determinado. Es una especie de libro cerrado que cada individuo lleva consigo.</text:p>
        </text:list-item>
        <text:list-item>
          <text:p text:style-name="P1"><text:soft-page-break/><text:span text:style-name="Strong_20_Emphasis">La reproducción.</text:span> La memoria por sí sola es estática. Para que haya dinámica, cambio, proceso, necesitamos un mecanismo que modifique la información y cree nuevas memorias. Esa función la cumple la reproducción, que actúa como el procesador del sistema. En cada acto reproductivo, los datos se transforman en otros, generando un nuevo estado del proceso.</text:p>
        </text:list-item>
        <text:list-item>
          <text:p text:style-name="P1"><text:span text:style-name="Strong_20_Emphasis">El ciclo de vida.</text:span> Todo sistema necesita una rutina de ejecución, un bucle que asegure que las operaciones se repiten indefinidamente. En nuestra máquina lógica, el ciclo de vida es esa mínima secuencia de instrucciones que marcan el ritmo: nacer, reproducirse, morir. Parece un mecanismo demasiado simple, pero es el que mantiene el proceso en marcha y convierte a un conjunto de operaciones independientes en una unidad coherente.</text:p>
        </text:list-item>
        <text:list-item>
          <text:p text:style-name="P1"><text:span text:style-name="Strong_20_Emphasis">El individuo.</text:span> Finalmente, llegamos al verdadero protagonista: el individuo. Es el componente elemental del sistema, el módulo mínimo que contiene tanto un fragmento de memoria (con uno de los posibles estados del proceso) como el mecanismo reproductor y el ciclo de vida que lo pone en movimiento. En otras palabras, cada individuo lógico es una instancia completa de la máquina, autosuficiente, capaz de integrarse en una red junto a otros y formar sistemas distribuidos de cualquier tamaño.</text:p>
        </text:list-item>
      </text:list>
      <text:p text:style-name="Text_20_body">La belleza de esta arquitectura reside en su sencillez. Ninguno de estos elementos es complejo en sí mismo. Pero al unirse bajo una organización común, producen un efecto emergente: el sistema entero se convierte en una inteligencia capaz de resolver problemas.</text:p>
      <text:h text:style-name="Heading_20_3" text:outline-level="3">Sub-sección 3 – Cómo lo haremos</text:h>
      <text:p text:style-name="Text_20_body">El desafío de este laboratorio es construir un sistema de este tipo en su forma más pura y mínima, y observarlo en acción. Lo haremos con un ejemplo sencillo: una ficha sobre un tablero que debe desplazarse desde una posición inicial hasta una posición final. El problema parece trivial, pero justamente por eso resulta perfecto: podremos seguir cada paso del proceso sin perder de vista la lógica que lo gobierna.</text:p>
      <text:p text:style-name="Text_20_body">El método será directo. Crearemos un individuo lógico adaptado a este problema. Ese individuo contendrá un ADN lógico que almacena un estado inicial (la posición de la ficha en el tablero), tendrá la capacidad de reproducirse para generar nuevos estados (nuevas posiciones alcanzables), y cumplirá su ciclo de vida como cualquier otro: nacer, reproducirse, morir.</text:p>
      <text:p text:style-name="Text_20_body">A partir de ese primer individuo, dejaremos que la máquina lógica se ponga en marcha. Con cada generación, se abrirán nuevos caminos, hasta que finalmente surja un individuo que encarne el estado final buscado: la ficha en la posición de destino. Entonces podremos detenernos y observar cómo la solución ha emergido sin que ningún individuo supiera jamás cuál era el propósito global.</text:p>
      <text:p text:style-name="Text_20_body">Lo que queremos mostrar con este experimento es algo profundo: que la inteligencia no necesita residir en un sujeto consciente que lo planea todo, sino que puede surgir como propiedad del sistema cuando muchos individuos limitados actúan siguiendo reglas muy simples.</text:p>
      <text:p text:style-name="Text_20_body">De hecho, aquí reside una de las claves de nuestra teoría: la vida misma, en su vastedad, funciona de modo semejante. Cada ser vivo es solo un individuo que cumple su ciclo, sin necesidad de conocer el <text:soft-page-break/>plan total. Y sin embargo, la suma de todos los individuos constituye una inteligencia mucho mayor, que sí sabe lo que está haciendo.</text:p>
      <text:p text:style-name="Text_20_body">Por eso, construir este sistema inteligente no será difícil. Los elementos necesarios son pocos y claros: memoria, reproducción, ciclo de vida. Todo lo que se necesita para levantar la máquina está ya contenido en el individuo. Basta con diseñarlo adecuadamente.</text:p>
      <text:p text:style-name="Text_20_body">De esta forma, <text:span text:style-name="Strong_20_Emphasis">crear un sistema inteligente de este tipo se reduce, en última instancia, a crear un individuo lógico adaptado al problema</text:span>. Esa es la tarea que emprenderemos ahora: diseñar ese individuo, ponerlo en funcionamiento y observar cómo, de lo simple, surge lo extraordinario.</text:p>
      <text:p text:style-name="Horizontal_20_Line"/>
      <text:p text:style-name="Text_20_body">👉 ¿Quieres que prepare también una versión resumida de esta sección (unas 300-400 palabras) para que tengas dos alternativas de estilo/longitud y puedas decidir con cuál trabajar en 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20T10:40:07.201000000</meta:creation-date>
    <dc:date>2025-09-20T10:47:47.444000000</dc:date>
    <meta:editing-duration>PT7M40S</meta:editing-duration>
    <meta:editing-cycles>1</meta:editing-cycles>
    <meta:document-statistic meta:table-count="0" meta:image-count="0" meta:object-count="0" meta:page-count="3" meta:paragraph-count="24" meta:word-count="1100" meta:character-count="6828" meta:non-whitespace-character-count="5752"/>
    <meta:generator>LibreOffice/7.3.5.2$Windows_X86_64 LibreOffice_project/184fe81b8c8c30d8b5082578aee2fed2ea847c01</meta:generator>
  </office:meta>
</office:document-meta>
</file>